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SD card</text:p>
          </table:table-cell>
          <table:table-cell table:formula="of:=LEFT([.I2];32)" office:value-type="string" office:string-value="SD card" calcext:value-type="string">
            <text:p>SD card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Red PWM LED</text:p>
          </table:table-cell>
          <table:table-cell table:formula="of:=LEFT([.I3];32)" office:value-type="string" office:string-value="Red PWM LED" calcext:value-type="string">
            <text:p>Red PWM LED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Green PWM LED</text:p>
          </table:table-cell>
          <table:table-cell table:formula="of:=LEFT([.I4];32)" office:value-type="string" office:string-value="Green PWM LED" calcext:value-type="string">
            <text:p>Green PWM LED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Blue PWM LED</text:p>
          </table:table-cell>
          <table:table-cell table:formula="of:=LEFT([.I5];32)" office:value-type="string" office:string-value="Blue PWM LED" calcext:value-type="string">
            <text:p>Blue PWM LED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Boot button</text:p>
          </table:table-cell>
          <table:table-cell table:formula="of:=LEFT([.I6];32)" office:value-type="string" office:string-value="Boot button" calcext:value-type="string">
            <text:p>Boot button</text:p>
          </table:table-cell>
        </table:table-row>
        <table:table-row table:style-name="ro1">
          <table:table-cell office:value-type="string" calcext:value-type="string">
            <text:p>BMP18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table:formula="of:=HEX2DEC(&quot;77&quot;)" office:value-type="float" office:value="119" calcext:value-type="float">
            <text:p>119</text:p>
          </table:table-cell>
          <table:table-cell table:number-columns-repeated="4"/>
          <table:table-cell office:value-type="string" calcext:value-type="string">
            <text:p>BMP180 Pressure Sensor</text:p>
          </table:table-cell>
          <table:table-cell table:formula="of:=LEFT([.I7];32)" office:value-type="string" office:string-value="BMP180 Pressure Sensor" calcext:value-type="string">
            <text:p>BMP180 Pressure Sensor</text:p>
          </table:table-cell>
        </table:table-row>
        <table:table-row table:style-name="ro1">
          <table:table-cell office:value-type="string" calcext:value-type="string">
            <text:p>MPU60x0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table:formula="of:=HEX2DEC(&quot;68&quot;)" office:value-type="float" office:value="104" calcext:value-type="float">
            <text:p>104</text:p>
          </table:table-cell>
          <table:table-cell table:number-columns-repeated="4"/>
          <table:table-cell office:value-type="string" calcext:value-type="string">
            <text:p>MPU6050 6DoF IMU</text:p>
          </table:table-cell>
          <table:table-cell table:formula="of:=LEFT([.I8];32)" office:value-type="string" office:string-value="MPU6050 6DoF IMU" calcext:value-type="string">
            <text:p>MPU6050 6DoF IMU</text:p>
          </table:table-cell>
        </table:table-row>
        <table:table-row table:style-name="ro1">
          <table:table-cell office:value-type="string" calcext:value-type="string">
            <text:p>HMC5883L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table:formula="of:=HEX2DEC(&quot;1E&quot;)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HMC5883L 3axis magnetometer</text:p>
          </table:table-cell>
          <table:table-cell table:formula="of:=LEFT([.I9];32)" office:value-type="string" office:string-value="HMC5883L 3axis magnetometer" calcext:value-type="string">
            <text:p>HMC5883L 3axis magnetometer</text:p>
          </table:table-cell>
        </table:table-row>
        <table:table-row table:style-name="ro1">
          <table:table-cell office:value-type="string" calcext:value-type="string">
            <text:p>AD799x</text:p>
          </table:table-cell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table:formula="of:=HEX2DEC(&quot;28&quot;)"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AD799x+ADXL377 3axis HighAcc</text:p>
          </table:table-cell>
          <table:table-cell table:formula="of:=LEFT([.I10];32)" office:value-type="string" office:string-value="AD799x+ADXL377 3axis HighAcc" calcext:value-type="string">
            <text:p>AD799x+ADXL377 3axis HighAcc</text:p>
          </table:table-cell>
        </table:table-row>
      </table:table>
      <table:table table:name="CapturePinCf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0.xx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EL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23:58:43.2083858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22T00:25:09.555046476</dc:date>
    <meta:editing-duration>PT2H3M54S</meta:editing-duration>
    <meta:editing-cycles>9</meta:editing-cycles>
    <meta:generator>LibreOffice/5.0.2.2$Linux_X86_64 LibreOffice_project/00m0$Build-2</meta:generator>
    <meta:document-statistic meta:table-count="2" meta:cell-count="126" meta:object-count="0"/>
  </office:meta>
</office:document-meta>
</file>